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orizontal_20_Line">
      <style:text-properties fo:background-color="#ffff00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od call — if you set this up properly now, your trading bot won’t turn into a mess later.</text:p>
      <text:p text:style-name="Text_20_body">Let’s structure your repo like a <text:span text:style-name="Strong_20_Emphasis">professional trading system</text:span>, not just a code dump.</text:p>
      <text:p text:style-name="Horizontal_20_Line"/>
      <text:h text:style-name="Heading_20_1" text:outline-level="1">🚀 1. Clean Project Structure (Do This First)</text:h>
      <text:p text:style-name="Text_20_body">Inside your repo, organize it like this:</text:p>
      <text:p text:style-name="Preformatted_20_Text"><text:span text:style-name="Source_20_Text">/excellentintechnologies</text:span></text:p>
      <text:p text:style-name="Preformatted_20_Text"><text:span text:style-name="Source_20_Text"><text:s/>├── mt5/</text:span></text:p>
      <text:p text:style-name="Preformatted_20_Text"><text:span text:style-name="Source_20_Text"><text:s/>│ <text:s text:c="2"/>├── experts/</text:span></text:p>
      <text:p text:style-name="Preformatted_20_Text"><text:span text:style-name="Source_20_Text"><text:s/>│ <text:s text:c="2"/>│ <text:s text:c="2"/>└── copilot_v1.mq5</text:span></text:p>
      <text:p text:style-name="Preformatted_20_Text"><text:span text:style-name="Source_20_Text"><text:s/>│ <text:s text:c="2"/>├── indicators/</text:span></text:p>
      <text:p text:style-name="Preformatted_20_Text"><text:span text:style-name="Source_20_Text"><text:s/>│ <text:s text:c="2"/>└── libraries/</text:span></text:p>
      <text:p text:style-name="Preformatted_20_Text"><text:span text:style-name="Source_20_Text"><text:s/>│</text:span></text:p>
      <text:p text:style-name="Preformatted_20_Text"><text:span text:style-name="Source_20_Text"><text:s/>├── configs/</text:span></text:p>
      <text:p text:style-name="Preformatted_20_Text"><text:span text:style-name="Source_20_Text"><text:s/>│ <text:s text:c="2"/>└── default.set</text:span></text:p>
      <text:p text:style-name="Preformatted_20_Text"><text:span text:style-name="Source_20_Text"><text:s/>│</text:span></text:p>
      <text:p text:style-name="Preformatted_20_Text"><text:span text:style-name="Source_20_Text"><text:s/>├── backtests/</text:span></text:p>
      <text:p text:style-name="Preformatted_20_Text"><text:span text:style-name="Source_20_Text"><text:s/>│ <text:s text:c="2"/>├── 2026-04-30/</text:span></text:p>
      <text:p text:style-name="Preformatted_20_Text"><text:span text:style-name="Source_20_Text"><text:s/>│ <text:s text:c="2"/>│ <text:s text:c="2"/>├── report.html</text:span></text:p>
      <text:p text:style-name="Preformatted_20_Text"><text:span text:style-name="Source_20_Text"><text:s/>│ <text:s text:c="2"/>│ <text:s text:c="2"/>├── results.png</text:span></text:p>
      <text:p text:style-name="Preformatted_20_Text"><text:span text:style-name="Source_20_Text"><text:s/>│ <text:s text:c="2"/>│ <text:s text:c="2"/>└── notes.txt</text:span></text:p>
      <text:p text:style-name="Preformatted_20_Text"><text:span text:style-name="Source_20_Text"><text:s/>│</text:span></text:p>
      <text:p text:style-name="Preformatted_20_Text"><text:span text:style-name="Source_20_Text"><text:s/>├── strategies/</text:span></text:p>
      <text:p text:style-name="Preformatted_20_Text"><text:span text:style-name="Source_20_Text"><text:s/>│ <text:s text:c="2"/>└── strategy_notes.md</text:span></text:p>
      <text:p text:style-name="Preformatted_20_Text"><text:span text:style-name="Source_20_Text"><text:s/>│</text:span></text:p>
      <text:p text:style-name="Preformatted_20_Text"><text:span text:style-name="Source_20_Text"><text:s/>├── docs/</text:span></text:p>
      <text:p text:style-name="Preformatted_20_Text"><text:span text:style-name="Source_20_Text"><text:s/>│ <text:s text:c="2"/>└── architecture.md</text:span></text:p>
      <text:p text:style-name="Preformatted_20_Text"><text:span text:style-name="Source_20_Text"><text:s/>│</text:span></text:p>
      <text:p text:style-name="Preformatted_20_Text"><text:span text:style-name="Source_20_Text"><text:s/>├── CHANGELOG.md</text:span></text:p>
      <text:p text:style-name="Preformatted_20_Text"><text:span text:style-name="Source_20_Text"><text:s/>├── README.md</text:span></text:p>
      <text:p text:style-name="P1"><text:span text:style-name="Source_20_Text"><text:s/>└── .gitignore</text:span></text:p>
      <text:p text:style-name="Horizontal_20_Line"/>
      <text:h text:style-name="Heading_20_1" text:outline-level="1">🧠 2. Version Your EA Properly</text:h>
      <text:p text:style-name="Text_20_body">Stop overwriting the same file.</text:p>
      <text:p text:style-name="Text_20_body">Instead:</text:p>
      <text:p text:style-name="Preformatted_20_Text"><text:span text:style-name="Source_20_Text">copilot_v1.mq5</text:span></text:p>
      <text:p text:style-name="Preformatted_20_Text"><text:span text:style-name="Source_20_Text">copilot_v2.mq5</text:span></text:p>
      <text:p text:style-name="P1"><text:span text:style-name="Source_20_Text">copilot_v3.mq5</text:span></text:p>
      <text:p text:style-name="Text_20_body">👉 Each version = a <text:span text:style-name="Strong_20_Emphasis">strategy evolution</text:span></text:p>
      <text:p text:style-name="Horizontal_20_Line"/>
      <text:h text:style-name="Heading_20_2" text:outline-level="2">🔥 Also tag versions in Git:</text:h>
      <text:p text:style-name="Preformatted_20_Text"><text:span text:style-name="Source_20_Text">git tag v1-basic</text:span></text:p>
      <text:p text:style-name="Preformatted_20_Text"><text:span text:style-name="Source_20_Text">git tag v2-h4-filter</text:span></text:p>
      <text:p text:style-name="Preformatted_20_Text"><text:span text:style-name="Source_20_Text">git tag v3-rsi-pullback</text:span></text:p>
      <text:p text:style-name="P1"><text:span text:style-name="Source_20_Text">git push --tags</text:span></text:p>
      <text:p text:style-name="Text_20_body"><text:soft-page-break/>👉 Now you can always go back to a working version.</text:p>
      <text:p text:style-name="Horizontal_20_Line"/>
      <text:h text:style-name="Heading_20_1" text:outline-level="1">📊 3. Backtest Tracking System (THIS IS GOLD)</text:h>
      <text:p text:style-name="Text_20_body">Every time you test:</text:p>
      <text:h text:style-name="Heading_20_3" text:outline-level="3">Create a folder:</text:h>
      <text:p text:style-name="P1"><text:span text:style-name="Source_20_Text">/backtests/YYYY-MM-DD/</text:span></text:p>
      <text:p text:style-name="Text_20_body">Example:</text:p>
      <text:p text:style-name="P1"><text:span text:style-name="Source_20_Text">/backtests/2026-04-30/</text:span></text:p>
      <text:p text:style-name="Horizontal_20_Line"/>
      <text:h text:style-name="Heading_20_3" text:outline-level="3">Inside it:</text:h>
      <text:list text:style-name="L1">
        <text:list-item>
          <text:p text:style-name="P2">📄 <text:span text:style-name="Source_20_Text">report.html</text:span> (export from MT5)</text:p>
        </text:list-item>
        <text:list-item>
          <text:p text:style-name="P2">🖼 <text:span text:style-name="Source_20_Text">equity.png</text:span> (screenshot)</text:p>
        </text:list-item>
        <text:list-item>
          <text:p text:style-name="P2">🧠 <text:span text:style-name="Source_20_Text">notes.txt</text:span></text:p>
        </text:list-item>
      </text:list>
      <text:p text:style-name="Horizontal_20_Line"/>
      <text:h text:style-name="Heading_20_3" text:outline-level="3">Example <text:span text:style-name="Source_20_Text">notes.txt</text:span>:</text:h>
      <text:p text:style-name="Preformatted_20_Text"><text:span text:style-name="Source_20_Text">Strategy: copilot_v3</text:span></text:p>
      <text:p text:style-name="Preformatted_20_Text"><text:span text:style-name="Source_20_Text">Pairs: EURUSD, GBPJPY</text:span></text:p>
      <text:p text:style-name="Preformatted_20_Text"><text:span text:style-name="Source_20_Text">Timeframe: H1</text:span></text:p>
      <text:p text:style-name="Preformatted_20_Text"><text:span text:style-name="Source_20_Text">Period: 2023–2025</text:span></text:p>
      <text:p text:style-name="Preformatted_20_Text"/>
      <text:p text:style-name="Preformatted_20_Text"><text:span text:style-name="Source_20_Text">Profit Factor: 1.42</text:span></text:p>
      <text:p text:style-name="Preformatted_20_Text"><text:span text:style-name="Source_20_Text">Drawdown: 8.1%</text:span></text:p>
      <text:p text:style-name="Preformatted_20_Text"><text:span text:style-name="Source_20_Text">Trades: 312</text:span></text:p>
      <text:p text:style-name="Preformatted_20_Text"/>
      <text:p text:style-name="Preformatted_20_Text"><text:span text:style-name="Source_20_Text">Notes:</text:span></text:p>
      <text:p text:style-name="Preformatted_20_Text"><text:span text:style-name="Source_20_Text">- H4 filter improved trend entries</text:span></text:p>
      <text:p text:style-name="Preformatted_20_Text"><text:span text:style-name="Source_20_Text">- RSI exits still weak</text:span></text:p>
      <text:p text:style-name="P1"><text:span text:style-name="Source_20_Text">- Needs better TP logic</text:span></text:p>
      <text:p text:style-name="Text_20_body">👉 This is how real quants track performance.</text:p>
      <text:p text:style-name="Horizontal_20_Line"/>
      <text:h text:style-name="Heading_20_1" text:outline-level="1">⚙️ 4. Config Versioning (.set files)</text:h>
      <text:p text:style-name="Text_20_body">Store your optimized settings:</text:p>
      <text:p text:style-name="Preformatted_20_Text"><text:span text:style-name="Source_20_Text">/configs/</text:span></text:p>
      <text:p text:style-name="Preformatted_20_Text"><text:span text:style-name="Source_20_Text"><text:s/>├── conservative.set</text:span></text:p>
      <text:p text:style-name="Preformatted_20_Text"><text:span text:style-name="Source_20_Text"><text:s/>├── aggressive.set</text:span></text:p>
      <text:p text:style-name="P1"><text:soft-page-break/><text:span text:style-name="Source_20_Text"><text:s/>└── test_v3.set</text:span></text:p>
      <text:p text:style-name="Text_20_body">👉 Now you can:</text:p>
      <text:list text:style-name="L2">
        <text:list-item>
          <text:p text:style-name="P3">Reproduce results</text:p>
        </text:list-item>
        <text:list-item>
          <text:p text:style-name="P3">Compare setups</text:p>
        </text:list-item>
      </text:list>
      <text:p text:style-name="Horizontal_20_Line"/>
      <text:h text:style-name="Heading_20_1" text:outline-level="1">📘 5. README.md (Make It Clean)</text:h>
      <text:p text:style-name="Text_20_body">Create:</text:p>
      <text:p text:style-name="P1"><text:span text:style-name="Source_20_Text">notepad README.md</text:span></text:p>
      <text:p text:style-name="Text_20_body">Paste:</text:p>
      <text:p text:style-name="Preformatted_20_Text"><text:span text:style-name="Source_20_Text"># MT5 Trading Bot (Copilot EA)</text:span></text:p>
      <text:p text:style-name="Preformatted_20_Text"/>
      <text:p text:style-name="Preformatted_20_Text"><text:span text:style-name="Source_20_Text">## Strategy</text:span></text:p>
      <text:p text:style-name="Preformatted_20_Text"><text:span text:style-name="Source_20_Text">- RSI Pullback Entry</text:span></text:p>
      <text:p text:style-name="Preformatted_20_Text"><text:span text:style-name="Source_20_Text">- H4 Trend Filter</text:span></text:p>
      <text:p text:style-name="Preformatted_20_Text"><text:span text:style-name="Source_20_Text">- ATR-based volatility filtering</text:span></text:p>
      <text:p text:style-name="Preformatted_20_Text"/>
      <text:p text:style-name="Preformatted_20_Text"><text:span text:style-name="Source_20_Text">## Features</text:span></text:p>
      <text:p text:style-name="Preformatted_20_Text"><text:span text:style-name="Source_20_Text">- Multi-symbol trading</text:span></text:p>
      <text:p text:style-name="Preformatted_20_Text"><text:span text:style-name="Source_20_Text">- Spread filter (ATR-based)</text:span></text:p>
      <text:p text:style-name="Preformatted_20_Text"><text:span text:style-name="Source_20_Text">- Auto trade reversal</text:span></text:p>
      <text:p text:style-name="Preformatted_20_Text"/>
      <text:p text:style-name="Preformatted_20_Text"><text:span text:style-name="Source_20_Text">## Structure</text:span></text:p>
      <text:p text:style-name="Preformatted_20_Text"><text:span text:style-name="Source_20_Text">- `/mt5/` → EA source code</text:span></text:p>
      <text:p text:style-name="Preformatted_20_Text"><text:span text:style-name="Source_20_Text">- `/backtests/` → test results</text:span></text:p>
      <text:p text:style-name="Preformatted_20_Text"><text:span text:style-name="Source_20_Text">- `/configs/` → parameter sets</text:span></text:p>
      <text:p text:style-name="Preformatted_20_Text"/>
      <text:p text:style-name="Preformatted_20_Text"><text:span text:style-name="Source_20_Text">## Current Version</text:span></text:p>
      <text:p text:style-name="P1"><text:span text:style-name="Source_20_Text">v3 - RSI Pullback + H4 Trend Alignment</text:span></text:p>
      <text:p text:style-name="Horizontal_20_Line"/>
      <text:h text:style-name="Heading_20_1" text:outline-level="1">🧾 6. CHANGELOG.md (Track Improvements)</text:h>
      <text:p text:style-name="Preformatted_20_Text"><text:span text:style-name="Source_20_Text"># Changelog</text:span></text:p>
      <text:p text:style-name="Preformatted_20_Text"/>
      <text:p text:style-name="Preformatted_20_Text"><text:span text:style-name="Source_20_Text">## v3</text:span></text:p>
      <text:p text:style-name="Preformatted_20_Text"><text:span text:style-name="Source_20_Text">- Added RSI pullback logic</text:span></text:p>
      <text:p text:style-name="Preformatted_20_Text"><text:span text:style-name="Source_20_Text">- Added ATR spread filter</text:span></text:p>
      <text:p text:style-name="Preformatted_20_Text"><text:span text:style-name="Source_20_Text">- Fixed auto-reverse bug</text:span></text:p>
      <text:p text:style-name="Preformatted_20_Text"/>
      <text:p text:style-name="Preformatted_20_Text"><text:span text:style-name="Source_20_Text">## v2</text:span></text:p>
      <text:p text:style-name="Preformatted_20_Text"><text:span text:style-name="Source_20_Text">- Added H4 trend filter</text:span></text:p>
      <text:p text:style-name="Preformatted_20_Text"/>
      <text:p text:style-name="Preformatted_20_Text"><text:span text:style-name="Source_20_Text">## v1</text:span></text:p>
      <text:p text:style-name="P1"><text:span text:style-name="Source_20_Text">- Basic EMA crossover</text:span></text:p>
      <text:p text:style-name="Horizontal_20_Line"/>
      <text:h text:style-name="Heading_20_1" text:outline-level="1"><text:soft-page-break/>🔥 7. Your Workflow From Now On</text:h>
      <text:p text:style-name="Text_20_body">Every time you improve:</text:p>
      <text:p text:style-name="Preformatted_20_Text"><text:span text:style-name="Source_20_Text"><text:span text:style-name="T1">git add .</text:span></text:span></text:p>
      <text:p text:style-name="Preformatted_20_Text"><text:span text:style-name="Source_20_Text"><text:span text:style-name="T1">git commit -m "v4: improved TP/SL with ATR"</text:span></text:span></text:p>
      <text:p text:style-name="P1"><text:span text:style-name="Source_20_Text"><text:span text:style-name="T1">git push</text:span></text:span></text:p>
      <text:p text:style-name="P4"/>
      <text:h text:style-name="Heading_20_1" text:outline-level="1">💡 8. Advanced (What Pros Do)</text:h>
      <text:h text:style-name="Heading_20_3" text:outline-level="3">🔹 Compare versions</text:h>
      <text:list text:style-name="L3">
        <text:list-item>
          <text:p text:style-name="P5">v2 vs v3 → which is better?</text:p>
        </text:list-item>
      </text:list>
      <text:h text:style-name="Heading_20_3" text:outline-level="3">🔹 Keep only profitable logic</text:h>
      <text:list text:style-name="L4">
        <text:list-item>
          <text:p text:style-name="P6">Delete weak ideas</text:p>
        </text:list-item>
      </text:list>
      <text:h text:style-name="Heading_20_3" text:outline-level="3">🔹 Build a strategy pipeline:</text:h>
      <text:p text:style-name="P1"><text:span text:style-name="Source_20_Text">Idea → Code → Backtest → Log → Improve → Repeat</text:span></text:p>
      <text:p text:style-name="Horizontal_20_Line"/>
      <text:h text:style-name="Heading_20_1" text:outline-level="1">⚠️ Honest Advice</text:h>
      <text:p text:style-name="Text_20_body">Right now your biggest risk is NOT coding — it’s:</text:p>
      <text:p text:style-name="Quotations">❌ Not tracking what works</text:p>
      <text:p text:style-name="Text_20_body">This system fixes that completely.</text:p>
      <text:p text:style-name="Horizontal_20_Line"/>
      <text:h text:style-name="Heading_20_1" text:outline-level="1">🚀 If You Want Next Level</text:h>
      <text:p text:style-name="Text_20_body">I can help you:</text:p>
      <text:h text:style-name="Heading_20_3" text:outline-level="3">🔥 Add:</text:h>
      <text:list text:style-name="L5">
        <text:list-item>
          <text:p text:style-name="P7">Auto risk management (lot sizing)</text:p>
        </text:list-item>
        <text:list-item>
          <text:p text:style-name="P7">Smart TP/SL (ATR-based exits)</text:p>
        </text:list-item>
        <text:list-item>
          <text:p text:style-name="P7">Trade journaling (log every trade)</text:p>
        </text:list-item>
      </text:list>
      <text:h text:style-name="Heading_20_3" text:outline-level="3">🔥 Or even:</text:h>
      <text:list text:style-name="L6">
        <text:list-item>
          <text:p text:style-name="P8">Build a <text:span text:style-name="Strong_20_Emphasis">dashboard to analyze your bot performance</text:span></text:p>
        </text:list-item>
      </text:list>
      <text:p text:style-name="Horizontal_20_Line"/>
      <text:p text:style-name="Text_20_body"><text:soft-page-break/>Just tell me:<text:line-break/>👉 <text:span text:style-name="Emphasis">“Next upgrade”</text:span> and I’ll take your EA to the next level.</text:p>
      <text:p text:style-name="Standard"/>
      <text:p text:style-name="Standard"/>
      <text:p text:style-name="Standard"/>
      <text:p text:style-name="Text_20_body">Good — let’s finish this properly so you <text:span text:style-name="Strong_20_Emphasis">actually use those </text:span><text:span text:style-name="Strong_20_Emphasis"><text:span text:style-name="Source_20_Text">.md</text:span></text:span><text:span text:style-name="Strong_20_Emphasis"> files</text:span>, not just create them.</text:p>
      <text:p text:style-name="Horizontal_20_Line"/>
      <text:h text:style-name="Heading_20_1" text:outline-level="1">📘 What is a <text:span text:style-name="Source_20_Text">.md</text:span> file (quickly)</text:h>
      <text:p text:style-name="Text_20_body"><text:span text:style-name="Source_20_Text">.md</text:span> = <text:span text:style-name="Strong_20_Emphasis">Markdown file</text:span></text:p>
      <text:p text:style-name="Text_20_body">👉 It’s just a text file that:</text:p>
      <text:list text:style-name="L7">
        <text:list-item>
          <text:p text:style-name="P9">Looks clean on GitHub</text:p>
        </text:list-item>
        <text:list-item>
          <text:p text:style-name="P9">Supports headings, lists, code blocks</text:p>
        </text:list-item>
        <text:list-item>
          <text:p text:style-name="P9">Is perfect for docs like <text:span text:style-name="Source_20_Text">README.md</text:span>, <text:span text:style-name="Source_20_Text">CHANGELOG.md</text:span></text:p>
        </text:list-item>
      </text:list>
      <text:p text:style-name="Horizontal_20_Line"/>
      <text:h text:style-name="Heading_20_1" text:outline-level="1">✅ How to CREATE <text:span text:style-name="Source_20_Text">.md</text:span> files (your setup)</text:h>
      <text:h text:style-name="Heading_20_3" text:outline-level="3">🔹 Option 1: VS Code (BEST)</text:h>
      <text:list text:style-name="L8">
        <text:list-item>
          <text:p text:style-name="P10">In VS Code → Explorer (left side)</text:p>
        </text:list-item>
        <text:list-item>
          <text:p text:style-name="P10">Right-click your project folder</text:p>
        </text:list-item>
        <text:list-item>
          <text:p text:style-name="P10">Click <text:span text:style-name="Strong_20_Emphasis">New File</text:span></text:p>
        </text:list-item>
        <text:list-item>
          <text:p text:style-name="P10">Name it:</text:p>
        </text:list-item>
      </text:list>
      <text:p text:style-name="P1"><text:span text:style-name="Source_20_Text">README.md</text:span></text:p>
      <text:p text:style-name="Text_20_body">or</text:p>
      <text:p text:style-name="P1"><text:span text:style-name="Source_20_Text">CHANGELOG.md</text:span></text:p>
      <text:p text:style-name="Horizontal_20_Line"/>
      <text:h text:style-name="Heading_20_3" text:outline-level="3">🔹 Option 2: Terminal</text:h>
      <text:p text:style-name="P1"><text:span text:style-name="Source_20_Text">notepad README.md</text:span></text:p>
      <text:p text:style-name="Text_20_body">👉 This opens Notepad → paste your content → save</text:p>
      <text:p text:style-name="Horizontal_20_Line"/>
      <text:h text:style-name="Heading_20_1" text:outline-level="1"><text:soft-page-break/>📝 Example (Paste into README.md)</text:h>
      <text:p text:style-name="Preformatted_20_Text"><text:span text:style-name="Source_20_Text"># MT5 Trading Bot (Copilot EA)</text:span></text:p>
      <text:p text:style-name="Preformatted_20_Text"/>
      <text:p text:style-name="Preformatted_20_Text"><text:span text:style-name="Source_20_Text">## Strategy</text:span></text:p>
      <text:p text:style-name="Preformatted_20_Text"><text:span text:style-name="Source_20_Text">- RSI Pullback Entry</text:span></text:p>
      <text:p text:style-name="Preformatted_20_Text"><text:span text:style-name="Source_20_Text">- H4 Trend Filter</text:span></text:p>
      <text:p text:style-name="Preformatted_20_Text"><text:span text:style-name="Source_20_Text">- ATR-based filtering</text:span></text:p>
      <text:p text:style-name="Preformatted_20_Text"/>
      <text:p text:style-name="Preformatted_20_Text"><text:span text:style-name="Source_20_Text">## Features</text:span></text:p>
      <text:p text:style-name="Preformatted_20_Text"><text:span text:style-name="Source_20_Text">- Multi-symbol trading</text:span></text:p>
      <text:p text:style-name="Preformatted_20_Text"><text:span text:style-name="Source_20_Text">- Spread filter</text:span></text:p>
      <text:p text:style-name="Preformatted_20_Text"><text:span text:style-name="Source_20_Text">- Auto-reversal</text:span></text:p>
      <text:p text:style-name="Preformatted_20_Text"/>
      <text:p text:style-name="Preformatted_20_Text"><text:span text:style-name="Source_20_Text">## Usage</text:span></text:p>
      <text:p text:style-name="Preformatted_20_Text"><text:span text:style-name="Source_20_Text">1. Compile in MetaEditor</text:span></text:p>
      <text:p text:style-name="Preformatted_20_Text"><text:span text:style-name="Source_20_Text">2. Attach EA to chart</text:span></text:p>
      <text:p text:style-name="Preformatted_20_Text"><text:span text:style-name="Source_20_Text">3. Load .set file from /configs/</text:span></text:p>
      <text:p text:style-name="Preformatted_20_Text"/>
      <text:p text:style-name="Preformatted_20_Text"><text:span text:style-name="Source_20_Text">## Version</text:span></text:p>
      <text:p text:style-name="P1"><text:span text:style-name="Source_20_Text">v3</text:span></text:p>
      <text:p text:style-name="Horizontal_20_Line"/>
      <text:h text:style-name="Heading_20_1" text:outline-level="1">👀 How to VIEW <text:span text:style-name="Source_20_Text">.md</text:span> files</text:h>
      <text:h text:style-name="Heading_20_2" text:outline-level="2">🔹 In VS Code</text:h>
      <text:list text:style-name="L9">
        <text:list-item>
          <text:p text:style-name="P11">Open the file</text:p>
        </text:list-item>
        <text:list-item>
          <text:p text:style-name="P11">Press:</text:p>
        </text:list-item>
      </text:list>
      <text:p text:style-name="P1"><text:span text:style-name="Source_20_Text">Ctrl + Shift + V</text:span></text:p>
      <text:p text:style-name="Text_20_body">👉 This shows a <text:span text:style-name="Strong_20_Emphasis">formatted preview</text:span></text:p>
      <text:p text:style-name="Horizontal_20_Line"/>
      <text:h text:style-name="Heading_20_2" text:outline-level="2">🔹 On GitHub (BEST)</text:h>
      <text:p text:style-name="Text_20_body">Once you push:</text:p>
      <text:p text:style-name="Text_20_body">👉 Open your repo:</text:p>
      <text:list text:style-name="L10">
        <text:list-item>
          <text:p text:style-name="P12">Click <text:span text:style-name="Source_20_Text">README.md</text:span></text:p>
        </text:list-item>
      </text:list>
      <text:p text:style-name="Text_20_body">✅ It renders automatically like a website</text:p>
      <text:p text:style-name="Horizontal_20_Line"/>
      <text:h text:style-name="Heading_20_1" text:outline-level="1">🚀 How to PUSH your <text:span text:style-name="Source_20_Text">.md</text:span> files</text:h>
      <text:p text:style-name="Text_20_body">After creating/editing:</text:p>
      <text:p text:style-name="Preformatted_20_Text"><text:span text:style-name="Source_20_Text">git add README.md</text:span></text:p>
      <text:p text:style-name="Preformatted_20_Text"><text:span text:style-name="Source_20_Text">git add CHANGELOG.md</text:span></text:p>
      <text:p text:style-name="Preformatted_20_Text"><text:soft-page-break/><text:span text:style-name="Source_20_Text">git commit -m "Add documentation"</text:span></text:p>
      <text:p text:style-name="P1"><text:span text:style-name="Source_20_Text">git push</text:span></text:p>
      <text:p text:style-name="Horizontal_20_Line"/>
      <text:h text:style-name="Heading_20_1" text:outline-level="1">💡 Pro Tip (Auto-load README)</text:h>
      <text:p text:style-name="Text_20_body">GitHub automatically shows <text:span text:style-name="Source_20_Text">README.md</text:span> on your repo homepage.</text:p>
      <text:p text:style-name="Text_20_body">👉 This becomes your <text:span text:style-name="Strong_20_Emphasis">project landing page</text:span></text:p>
      <text:p text:style-name="Horizontal_20_Line"/>
      <text:h text:style-name="Heading_20_1" text:outline-level="1">🧠 Why this matters (seriously)</text:h>
      <text:p text:style-name="Text_20_body">Without <text:span text:style-name="Source_20_Text">.md</text:span> files:</text:p>
      <text:list text:style-name="L11">
        <text:list-item>
          <text:p text:style-name="P13">You forget what version did what ❌</text:p>
        </text:list-item>
        <text:list-item>
          <text:p text:style-name="P13">You lose track of improvements ❌</text:p>
        </text:list-item>
      </text:list>
      <text:p text:style-name="Text_20_body">With them:</text:p>
      <text:list text:style-name="L12">
        <text:list-item>
          <text:p text:style-name="P14">You think like a <text:span text:style-name="Strong_20_Emphasis">quant/dev</text:span> ✅</text:p>
        </text:list-item>
        <text:list-item>
          <text:p text:style-name="P14">You track strategy evolution ✅</text:p>
        </text:list-item>
      </text:list>
      <text:p text:style-name="Horizontal_20_Line"/>
      <text:h text:style-name="Heading_20_1" text:outline-level="1">🔥 Next Upgrade (Recommended)</text:h>
      <text:p text:style-name="Text_20_body">Now that your repo is structured, the next real improvement is:</text:p>
      <text:h text:style-name="Heading_20_2" text:outline-level="2">⚙️ Smart Risk Management (VERY IMPORTANT)</text:h>
      <text:p text:style-name="Text_20_body">Add to your EA:</text:p>
      <text:list text:style-name="L13">
        <text:list-item>
          <text:p text:style-name="P15">Lot size based on % risk</text:p>
        </text:list-item>
        <text:list-item>
          <text:p text:style-name="P15">ATR-based Stop Loss</text:p>
        </text:list-item>
        <text:list-item>
          <text:p text:style-name="P15">Risk/Reward ≥ 1:1.5</text:p>
        </text:list-item>
      </text:list>
      <text:p text:style-name="Text_20_body">👉 This is what turns:</text:p>
      <text:p text:style-name="Quotations">“working bot” → “profitable bot”</text:p>
      <text:p text:style-name="Horizontal_20_Line"/>
      <text:p text:style-name="Text_20_body">If you want, say:<text:line-break/>👉 <text:span text:style-name="Strong_20_Emphasis">“Add risk management code”</text:span></text:p>
      <text:p text:style-name="Text_20_body">and I’ll give you <text:span text:style-name="Strong_20_Emphasis">plug-and-play MQL5 code</text:span> for 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13:04:48.429254700</meta:creation-date>
    <dc:date>2026-04-30T13:32:55.302117600</dc:date>
    <meta:editing-duration>PT7M7S</meta:editing-duration>
    <meta:editing-cycles>3</meta:editing-cycles>
    <meta:generator>LibreOffice/26.2.2.2$Windows_X86_64 LibreOffice_project/1f77d10d6938fd34972958f64b2bcfa54f8b1ba5</meta:generator>
    <meta:document-statistic meta:table-count="0" meta:image-count="0" meta:object-count="0" meta:page-count="7" meta:paragraph-count="201" meta:word-count="870" meta:character-count="4734" meta:non-whitespace-character-count="4035"/>
  </office:meta>
</office:document-meta>
</file>